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21409a" draw:marker-start-width="0.321cm" draw:marker-end-width="0.321cm" draw:fill="none" draw:textarea-horizontal-align="justify" draw:textarea-vertical-align="middle" draw:auto-grow-height="false" fo:min-height="0.769cm" fo:min-width="0.847cm" fo:padding-top="0.165cm" fo:padding-bottom="0.165cm" fo:padding-left="0.29cm" fo:padding-right="0.29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opacity="50%" draw:textarea-horizontal-align="justify" draw:textarea-vertical-align="middle" draw:auto-grow-height="false" fo:min-height="0.112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47cm" fo:min-width="0.669cm" fo:padding-top="0.151cm" fo:padding-bottom="0.151cm" fo:padding-left="0.276cm" fo:padding-right="0.27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47cm" fo:min-width="0.758cm" fo:padding-top="0.151cm" fo:padding-bottom="0.151cm" fo:padding-left="0.276cm" fo:padding-right="0.276cm"/>
    </style:style>
    <style:style style:name="gr7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429cm" fo:min-width="1.118cm" fo:padding-top="0.151cm" fo:padding-bottom="0.151cm" fo:padding-left="0.276cm" fo:padding-right="0.276cm"/>
    </style:style>
    <style:style style:name="gr8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364cm" fo:min-width="1.207cm" fo:padding-top="0.151cm" fo:padding-bottom="0.151cm" fo:padding-left="0.276cm" fo:padding-right="0.276cm"/>
    </style:style>
    <style:style style:name="gr9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453cm" fo:min-width="1.118cm" fo:padding-top="0.151cm" fo:padding-bottom="0.151cm" fo:padding-left="0.276cm" fo:padding-right="0.276cm"/>
    </style:style>
    <style:style style:name="gr10" style:family="graphic" style:parent-style-name="objectwithoutfill">
      <style:graphic-properties draw:marker-start="" draw:marker-end="" draw:marker-end-width="0.3cm" draw:fill="none" draw:textarea-vertical-align="middle"/>
    </style:style>
    <style:style style:name="gr11" style:family="graphic" style:parent-style-name="objectwithoutfill">
      <style:graphic-properties draw:marker-end="" draw:marker-end-width="0.3cm" draw:fill="none" draw:textarea-vertical-align="middle"/>
    </style:style>
    <style:style style:name="gr12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453cm" fo:min-width="1.027cm" fo:padding-top="0.151cm" fo:padding-bottom="0.151cm" fo:padding-left="0.276cm" fo:padding-right="0.276cm"/>
    </style:style>
    <style:style style:name="gr13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453cm" fo:min-width="1.296cm" fo:padding-top="0.151cm" fo:padding-bottom="0.151cm" fo:padding-left="0.276cm" fo:padding-right="0.276cm"/>
    </style:style>
    <style:style style:name="gr14" style:family="graphic" style:parent-style-name="standard">
      <style:graphic-properties draw:stroke="solid" draw:stroke-dash="Fine_20_Dashed" svg:stroke-width="0.081cm" svg:stroke-color="#fdb94d" draw:marker-start-width="0.321cm" draw:marker-end-width="0.321cm" draw:fill="solid" draw:fill-color="#fdb94d" draw:opacity="8%" draw:textarea-horizontal-align="justify" draw:textarea-vertical-align="middle" draw:auto-grow-height="false" fo:min-height="2.715cm" fo:min-width="4.89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6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="non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7" style:family="paragraph">
      <loext:graphic-properties draw:fill="none"/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8" style:family="paragraph">
      <loext:graphic-properties draw:fill="none"/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9" style:family="paragraph">
      <loext:graphic-properties draw:fill="solid" draw:fill-color="#fdb94d" draw:opacity="8%"/>
      <style:paragraph-properties fo:text-align="center"/>
    </style:style>
    <style:style style:name="P10" style:family="paragraph">
      <loext:graphic-properties draw:fill="none" draw:fill-color="#ffffff"/>
      <style:text-properties fo:font-size="12pt" fo:font-weight="bold" style:font-size-asian="13pt" style:font-size-complex="13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fo:font-size="12pt" fo:font-weight="bold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905cm" svg:height="1.439cm" svg:x="4.937cm" svg:y="11.541cm">
          <text:p text:style-name="P1"><text:span text:style-name="T1">Cultur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52cm" svg:height="0.584cm" svg:x="10.78cm" svg:y="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106cm" svg:y1="5.902cm" svg:x2="11.106cm" svg:y2="6.486cm">
          <text:p/>
        </draw:line>
        <draw:line draw:style-name="gr3" draw:text-style-name="P4" draw:layer="layout" svg:x1="11.106cm" svg:y1="5.902cm" svg:x2="10.671cm" svg:y2="6.194cm">
          <text:p/>
        </draw:line>
        <draw:line draw:style-name="gr3" draw:text-style-name="P4" draw:layer="layout" svg:x1="11.106cm" svg:y1="5.902cm" svg:x2="11.523cm" svg:y2="6.215cm">
          <text:p/>
        </draw:line>
        <draw:line draw:style-name="gr3" draw:text-style-name="P4" draw:layer="layout" svg:x1="11.124cm" svg:y1="6.486cm" svg:x2="10.689cm" svg:y2="6.778cm">
          <text:p/>
        </draw:line>
        <draw:line draw:style-name="gr3" draw:text-style-name="P4" draw:layer="layout" svg:x1="11.124cm" svg:y1="6.486cm" svg:x2="11.541cm" svg:y2="6.799cm">
          <text:p/>
        </draw:line>
        <draw:custom-shape draw:style-name="gr1" draw:text-style-name="P2" xml:id="id4" draw:id="id4" draw:layer="layout" svg:width="1.905cm" svg:height="1.439cm" svg:x="10.017cm" svg:y="11.499cm">
          <text:p text:style-name="P1"><text:span text:style-name="T1">Sto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905cm" svg:height="1.439cm" svg:x="14.589cm" svg:y="11.499cm">
          <text:p text:style-name="P1"><text:span text:style-name="T1">S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" draw:id="id1" draw:layer="layout" svg:width="1.651cm" svg:height="1.016cm" svg:x="2.905cm" svg:y="12.176cm">
          <text:p text:style-name="P1"><text:span text:style-name="T2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.556cm" svg:y1="12.684cm" svg:x2="4.556cm" svg:y2="12.684cm" draw:start-shape="id1" draw:start-glue-point="10" draw:end-shape="id1" draw:end-glue-point="10" svg:d="M4556 12684z" svg:viewBox="0 0 1 1">
          <text:p/>
        </draw:connector>
        <draw:connector draw:style-name="gr3" draw:text-style-name="P4" draw:layer="layout" draw:type="line" svg:x1="4.937cm" svg:y1="12.261cm" svg:x2="4.315cm" svg:y2="12.324cm" draw:start-shape="id2" draw:start-glue-point="6" draw:end-shape="id1" draw:end-glue-point="11" svg:d="M4937 12261l-622 63" svg:viewBox="0 0 623 64">
          <text:p/>
        </draw:connector>
        <draw:custom-shape draw:style-name="gr4" draw:text-style-name="P5" xml:id="id3" draw:id="id3" draw:layer="layout" svg:width="1.651cm" svg:height="1.016cm" svg:x="7.731cm" svg:y="12.176cm">
          <text:p text:style-name="P1"><text:span text:style-name="T2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9.382cm" svg:y1="12.684cm" svg:x2="9.382cm" svg:y2="12.684cm" draw:start-shape="id3" draw:start-glue-point="10" draw:end-shape="id3" draw:end-glue-point="10" svg:d="M9382 12684z" svg:viewBox="0 0 1 1">
          <text:p/>
        </draw:connector>
        <draw:connector draw:style-name="gr3" draw:text-style-name="P4" draw:layer="layout" draw:type="line" svg:x1="10.017cm" svg:y1="12.219cm" svg:x2="9.141cm" svg:y2="12.324cm" draw:start-shape="id4" draw:start-glue-point="6" draw:end-shape="id3" draw:end-glue-point="11" svg:d="M10017 12219l-876 105" svg:viewBox="0 0 877 106">
          <text:p/>
        </draw:connector>
        <draw:custom-shape draw:style-name="gr4" draw:text-style-name="P5" xml:id="id5" draw:id="id5" draw:layer="layout" svg:width="1.651cm" svg:height="1.016cm" svg:x="12.43cm" svg:y="12.303cm">
          <text:p text:style-name="P1"><text:span text:style-name="T2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3.84cm" svg:y1="12.451cm" svg:x2="14.589cm" svg:y2="12.219cm" draw:start-shape="id5" draw:start-glue-point="11" draw:end-shape="id6" draw:end-glue-point="6" svg:d="M13840 12451l749-232" svg:viewBox="0 0 750 233">
          <text:p/>
        </draw:connector>
        <draw:custom-shape draw:style-name="gr1" draw:text-style-name="P2" xml:id="id7" draw:id="id7" draw:layer="layout" svg:width="1.905cm" svg:height="1.439cm" svg:x="3.667cm" svg:y="14.801cm">
          <text:p text:style-name="P1"><text:span text:style-name="T1">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8" draw:id="id8" draw:layer="layout" svg:width="1.905cm" svg:height="1.439cm" svg:x="7.35cm" svg:y="14.801cm">
          <text:p text:style-name="P1"><text:span text:style-name="T3">Art</text:span><text:span text:style-name="T4"> </text:span><text:span text:style-name="T3">Galler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9" draw:id="id9" draw:layer="layout" svg:width="1.905cm" svg:height="1.439cm" svg:x="10.779cm" svg:y="14.801cm">
          <text:p text:style-name="P1"><text:span text:style-name="T3">Souveni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905cm" svg:height="1.439cm" svg:x="17.002cm" svg:y="14.843cm">
          <text:p text:style-name="P1"><text:span text:style-name="T1">Gol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905cm" svg:height="1.439cm" svg:x="13.827cm" svg:y="14.801cm">
          <text:p text:style-name="P1"><text:span text:style-name="T1">Stadi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5.89cm" svg:y1="12.98cm" svg:x2="4.62cm" svg:y2="14.801cm" draw:start-shape="id2" draw:start-glue-point="8" draw:end-shape="id7" draw:end-glue-point="4" svg:d="M5890 12980l-1270 1821" svg:viewBox="0 0 1271 1822">
          <text:p/>
        </draw:connector>
        <draw:connector draw:style-name="gr5" draw:text-style-name="P4" draw:layer="layout" draw:type="line" svg:x1="6.563cm" svg:y1="12.77cm" svg:x2="7.629cm" svg:y2="15.011cm" draw:start-shape="id2" draw:start-glue-point="9" draw:end-shape="id8" draw:end-glue-point="5" svg:d="M6563 12770l1066 2241" svg:viewBox="0 0 1067 2242">
          <text:p/>
        </draw:connector>
        <draw:connector draw:style-name="gr5" draw:text-style-name="P4" draw:layer="layout" draw:type="line" svg:x1="10.97cm" svg:y1="12.938cm" svg:x2="11.732cm" svg:y2="14.801cm" draw:start-shape="id4" draw:start-glue-point="8" draw:end-shape="id9" draw:end-glue-point="4" svg:d="M10970 12938l762 1863" svg:viewBox="0 0 763 1864">
          <text:p/>
        </draw:connector>
        <draw:connector draw:style-name="gr5" draw:text-style-name="P4" draw:layer="layout" draw:type="line" svg:x1="15.542cm" svg:y1="12.938cm" svg:x2="14.78cm" svg:y2="14.801cm" draw:start-shape="id6" draw:start-glue-point="8" draw:end-shape="id10" draw:end-glue-point="4" svg:d="M15542 12938l-762 1863" svg:viewBox="0 0 763 1864">
          <text:p/>
        </draw:connector>
        <draw:connector draw:style-name="gr5" draw:text-style-name="P4" draw:layer="layout" draw:type="line" svg:x1="16.215cm" svg:y1="12.728cm" svg:x2="17.955cm" svg:y2="14.843cm" draw:start-shape="id6" draw:start-glue-point="9" draw:end-shape="id11" draw:end-glue-point="4" svg:d="M16215 12728l1740 2115" svg:viewBox="0 0 1741 2116">
          <text:p/>
        </draw:connector>
        <draw:custom-shape draw:style-name="gr4" draw:text-style-name="P5" xml:id="id12" draw:id="id12" draw:layer="layout" svg:width="1.651cm" svg:height="1.016cm" svg:x="2.524cm" svg:y="16.494cm">
          <text:p text:style-name="P1"><text:span text:style-name="T2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6" draw:id="id16" draw:layer="layout" svg:width="1.651cm" svg:height="1.016cm" svg:x="15.986cm" svg:y="16.621cm">
          <text:p text:style-name="P1"><text:span text:style-name="T2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5" draw:id="id15" draw:layer="layout" svg:width="1.651cm" svg:height="1.016cm" svg:x="12.684cm" svg:y="16.494cm">
          <text:p text:style-name="P1"><text:span text:style-name="T2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4" draw:id="id14" draw:layer="layout" svg:width="1.651cm" svg:height="1.016cm" svg:x="9.636cm" svg:y="16.494cm">
          <text:p text:style-name="P1"><text:span text:style-name="T2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3" draw:id="id13" draw:layer="layout" svg:width="1.778cm" svg:height="1.016cm" svg:x="5.953cm" svg:y="16.494cm">
          <text:p text:style-name="P1"><text:span text:style-name="T2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3.35cm" svg:y1="16.494cm" svg:x2="3.946cm" svg:y2="16.03cm" draw:start-shape="id12" draw:start-glue-point="4" draw:end-shape="id7" draw:end-glue-point="7" svg:d="M3350 16494l596-464" svg:viewBox="0 0 597 465">
          <text:p/>
        </draw:connector>
        <draw:connector draw:style-name="gr3" draw:text-style-name="P4" draw:layer="layout" draw:type="line" svg:x1="7.629cm" svg:y1="16.03cm" svg:x2="6.842cm" svg:y2="16.494cm" draw:start-shape="id8" draw:start-glue-point="7" draw:end-shape="id13" draw:end-glue-point="4" svg:d="M7629 16030l-787 464" svg:viewBox="0 0 788 465">
          <text:p/>
        </draw:connector>
        <draw:connector draw:style-name="gr3" draw:text-style-name="P4" draw:layer="layout" draw:type="line" svg:x1="11.058cm" svg:y1="16.03cm" svg:x2="10.462cm" svg:y2="16.494cm" draw:start-shape="id9" draw:start-glue-point="7" draw:end-shape="id14" draw:end-glue-point="4" svg:d="M11058 16030l-596 464" svg:viewBox="0 0 597 465">
          <text:p/>
        </draw:connector>
        <draw:connector draw:style-name="gr3" draw:text-style-name="P4" draw:layer="layout" draw:type="line" svg:x1="14.106cm" svg:y1="16.03cm" svg:x2="13.51cm" svg:y2="16.494cm" draw:start-shape="id10" draw:start-glue-point="7" draw:end-shape="id15" draw:end-glue-point="4" svg:d="M14106 16030l-596 464" svg:viewBox="0 0 597 465">
          <text:p/>
        </draw:connector>
        <draw:connector draw:style-name="gr3" draw:text-style-name="P4" draw:layer="layout" draw:type="line" svg:x1="17.281cm" svg:y1="16.072cm" svg:x2="16.812cm" svg:y2="16.621cm" draw:start-shape="id11" draw:start-glue-point="7" draw:end-shape="id16" draw:end-glue-point="4" svg:d="M17281 16072l-469 549" svg:viewBox="0 0 470 550">
          <text:p/>
        </draw:connector>
        <draw:connector draw:style-name="gr5" draw:text-style-name="P4" draw:layer="layout" draw:type="line" svg:x1="10.296cm" svg:y1="12.728cm" svg:x2="8.976cm" svg:y2="15.011cm" draw:start-shape="id4" draw:start-glue-point="7" draw:end-shape="id8" draw:end-glue-point="11" svg:d="M10296 12728l-1320 2283" svg:viewBox="0 0 1321 2284">
          <text:p/>
        </draw:connector>
        <draw:custom-shape draw:style-name="gr7" draw:text-style-name="P8" xml:id="id17" draw:id="id17" draw:layer="layout" svg:width="2.286cm" svg:height="0.959cm" svg:x="2.143cm" svg:y="10.582cm">
          <text:p text:style-name="P1"><text:span text:style-name="T5">Cloudless: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19" draw:id="id19" draw:layer="layout" svg:width="2.413cm" svg:height="0.866cm" svg:x="4.937cm" svg:y="9.151cm">
          <text:p text:style-name="P1"><text:span text:style-name="T5">Weekend: 1.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18" draw:id="id18" draw:layer="layout" svg:width="2.286cm" svg:height="0.993cm" svg:x="3.286cm" svg:y="9.763cm">
          <text:p text:style-name="P1"><text:span text:style-name="T5">Night: 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" svg:x1="5.216cm" svg:y1="11.751cm" svg:x2="4.095cm" svg:y2="11.401cm" draw:start-shape="id2" draw:start-glue-point="5" draw:end-shape="id17" draw:end-glue-point="9" svg:d="M5216 11751l-1121-350" svg:viewBox="0 0 1122 351">
          <text:p/>
        </draw:connector>
        <draw:connector draw:style-name="gr11" draw:text-style-name="P4" draw:layer="layout" draw:type="line" svg:x1="5.89cm" svg:y1="11.541cm" svg:x2="5.238cm" svg:y2="10.611cm" draw:start-shape="id2" draw:start-glue-point="4" draw:end-shape="id18" draw:end-glue-point="9" svg:d="M5890 11541l-652-930" svg:viewBox="0 0 653 931">
          <text:p/>
        </draw:connector>
        <draw:connector draw:style-name="gr11" draw:text-style-name="P4" draw:layer="layout" draw:type="line" svg:x1="6.563cm" svg:y1="11.751cm" svg:x2="6.144cm" svg:y2="10.017cm" draw:start-shape="id2" draw:start-glue-point="11" draw:end-shape="id19" draw:end-glue-point="8" svg:d="M6563 11751l-419-1734" svg:viewBox="0 0 420 1735">
          <text:p/>
        </draw:connector>
        <draw:custom-shape draw:style-name="gr7" draw:text-style-name="P8" xml:id="id23" draw:id="id23" draw:layer="layout" svg:width="2.286cm" svg:height="0.959cm" svg:x="15.732cm" svg:y="10.144cm">
          <text:p text:style-name="P1"><text:span text:style-name="T5">Cloudless: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25" draw:id="id25" draw:layer="layout" svg:width="2.413cm" svg:height="0.866cm" svg:x="17.383cm" svg:y="12.072cm">
          <text:p text:style-name="P1"><text:span text:style-name="T5">Weekend: 1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xml:id="id24" draw:id="id24" draw:layer="layout" svg:width="2.159cm" svg:height="0.993cm" svg:x="16.748cm" svg:y="11.068cm">
          <text:p text:style-name="P1"><text:span text:style-name="T5">Night: 0.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20" draw:id="id20" draw:layer="layout" svg:width="2.286cm" svg:height="0.959cm" svg:x="7.731cm" svg:y="9.89cm">
          <text:p text:style-name="P1"><text:span text:style-name="T5">Cloudless: 1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22" draw:id="id22" draw:layer="layout" svg:width="2.413cm" svg:height="0.866cm" svg:x="12.176cm" svg:y="10.294cm">
          <text:p text:style-name="P1"><text:span text:style-name="T5">Weekend: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xml:id="id21" draw:id="id21" draw:layer="layout" svg:width="2.54cm" svg:height="0.993cm" svg:x="10.017cm" svg:y="9.763cm">
          <text:p text:style-name="P1"><text:span text:style-name="T5">Night: 1.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line" svg:x1="10.296cm" svg:y1="11.709cm" svg:x2="9.683cm" svg:y2="10.709cm" draw:start-shape="id4" draw:start-glue-point="5" draw:end-shape="id20" draw:end-glue-point="9" svg:d="M10296 11709l-613-1000" svg:viewBox="0 0 614 1001">
          <text:p/>
        </draw:connector>
        <draw:connector draw:style-name="gr11" draw:text-style-name="P4" draw:layer="layout" draw:type="line" svg:x1="10.97cm" svg:y1="11.499cm" svg:x2="11.287cm" svg:y2="10.756cm" draw:start-shape="id4" draw:start-glue-point="4" draw:end-shape="id21" draw:end-glue-point="8" svg:d="M10970 11499l317-743" svg:viewBox="0 0 318 744">
          <text:p/>
        </draw:connector>
        <draw:connector draw:style-name="gr11" draw:text-style-name="P4" draw:layer="layout" draw:type="line" svg:x1="11.643cm" svg:y1="11.709cm" svg:x2="12.529cm" svg:y2="11.034cm" draw:start-shape="id4" draw:start-glue-point="11" draw:end-shape="id22" draw:end-glue-point="7" svg:d="M11643 11709l886-675" svg:viewBox="0 0 887 676">
          <text:p/>
        </draw:connector>
        <draw:connector draw:style-name="gr11" draw:text-style-name="P4" draw:layer="layout" draw:type="line" svg:x1="15.542cm" svg:y1="11.499cm" svg:x2="16.066cm" svg:y2="10.963cm" draw:start-shape="id6" draw:start-glue-point="4" draw:end-shape="id23" draw:end-glue-point="7" svg:d="M15542 11499l524-536" svg:viewBox="0 0 525 537">
          <text:p/>
        </draw:connector>
        <draw:connector draw:style-name="gr11" draw:text-style-name="P4" draw:layer="layout" draw:type="line" svg:x1="16.215cm" svg:y1="11.709cm" svg:x2="16.748cm" svg:y2="11.565cm" draw:start-shape="id6" draw:start-glue-point="11" draw:end-shape="id24" draw:end-glue-point="6" svg:d="M16215 11709l533-144" svg:viewBox="0 0 534 145">
          <text:p/>
        </draw:connector>
        <draw:connector draw:style-name="gr11" draw:text-style-name="P4" draw:layer="layout" draw:type="line" svg:x1="16.494cm" svg:y1="12.219cm" svg:x2="17.383cm" svg:y2="12.505cm" draw:start-shape="id6" draw:start-glue-point="10" draw:end-shape="id25" svg:d="M16494 12219l889 286" svg:viewBox="0 0 890 287">
          <text:p/>
        </draw:connector>
        <draw:custom-shape draw:style-name="gr14" draw:text-style-name="P9" draw:layer="layout" svg:width="7.62cm" svg:height="4.191cm" svg:x="7.35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5.942cm" svg:height="0.725cm" svg:x="8.524cm" svg:y="7.096cm">
          <draw:text-box>
            <text:p><text:span text:style-name="T6">Cloudless, Night, Weeke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1T07:47:48.413314854</meta:creation-date>
    <dc:date>2020-07-14T19:22:42.018312933</dc:date>
    <meta:editing-duration>PT21M42S</meta:editing-duration>
    <meta:editing-cycles>9</meta:editing-cycles>
    <meta:generator>LibreOffice/6.0.7.3$Linux_X86_64 LibreOffice_project/00m0$Build-3</meta:generator>
    <meta:document-statistic meta:object-count="58"/>
  </office:meta>
</office:document-meta>
</file>